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8.496cm" fo:margin-left="0cm" table:align="left" style:shadow="none" style:may-break-between-rows="true" table:border-model="collapsing"/>
    </style:style>
    <style:style style:name="Tableau1.A" style:family="table-column">
      <style:table-column-properties style:column-width="2.009cm"/>
    </style:style>
    <style:style style:name="Tableau1.B" style:family="table-column">
      <style:table-column-properties style:column-width="1.679cm"/>
    </style:style>
    <style:style style:name="Tableau1.C" style:family="table-column">
      <style:table-column-properties style:column-width="1.12cm"/>
    </style:style>
    <style:style style:name="Tableau1.D" style:family="table-column">
      <style:table-column-properties style:column-width="0.891cm"/>
    </style:style>
    <style:style style:name="Tableau1.E" style:family="table-column">
      <style:table-column-properties style:column-width="6.004cm"/>
    </style:style>
    <style:style style:name="Tableau1.G" style:family="table-column">
      <style:table-column-properties style:column-width="4.78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au1.G1" style:family="table-cell">
      <style:table-cell-properties style:vertical-align="middle" fo:padding="0.049cm" fo:border="0.05pt solid #000000" style:writing-mode="page"/>
    </style:style>
    <style:style style:name="Tableau1.2" style:family="table-row">
      <style:table-row-properties style:min-row-height="0.621cm" fo:keep-together="auto"/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1.G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1.8" style:family="table-row">
      <style:table-row-properties style:min-row-height="0.72cm" fo:keep-together="auto"/>
    </style:style>
    <style:style style:name="Tableau1.14" style:family="table-row">
      <style:table-row-properties style:min-row-height="0.801cm" fo:keep-together="auto"/>
    </style:style>
    <style:style style:name="Tableau1.26" style:family="table-row">
      <style:table-row-properties style:min-row-height="0.46cm" fo:keep-together="auto"/>
    </style:style>
    <style:style style:name="Tableau1.38" style:family="table-row">
      <style:table-row-properties style:min-row-height="0.499cm" fo:keep-together="auto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Liberation Serif" fo:font-size="9.5pt" fo:font-weight="bold" officeooo:rsid="0015479a" officeooo:paragraph-rsid="003315fa" style:font-size-asian="9.5pt" style:font-weight-asian="bold" style:font-size-complex="9.5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Liberation Serif" fo:font-size="9.5pt" fo:font-weight="bold" officeooo:rsid="0015479a" officeooo:paragraph-rsid="00386597" style:font-size-asian="9.5pt" style:font-weight-asian="bold" style:font-size-complex="9.5pt" style:font-weight-complex="bold"/>
    </style:style>
    <style:style style:name="P3" style:family="paragraph" style:parent-style-name="Standard">
      <style:text-properties fo:font-size="9.5pt" officeooo:paragraph-rsid="003315fa" style:font-size-asian="9.5pt" style:font-size-complex="9.5pt"/>
    </style:style>
    <style:style style:name="P4" style:family="paragraph" style:parent-style-name="Standard">
      <style:paragraph-properties fo:text-align="center" style:justify-single-word="false"/>
      <style:text-properties fo:font-size="9.5pt" officeooo:paragraph-rsid="00386597" style:font-size-asian="9.5pt" style:font-size-complex="9.5pt"/>
    </style:style>
    <style:style style:name="P5" style:family="paragraph" style:parent-style-name="Standard">
      <style:text-properties fo:font-size="2pt" officeooo:paragraph-rsid="00386597" style:font-size-asian="1.75pt" style:font-size-complex="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9.5pt" fo:font-weight="normal" officeooo:paragraph-rsid="003315fa" style:font-size-asian="9.5pt" style:font-weight-asian="normal" style:font-size-complex="9.5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9.5pt" fo:font-weight="normal" officeooo:paragraph-rsid="00386597" style:font-size-asian="9.5pt" style:font-weight-asian="normal" style:font-size-complex="9.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.5pt" fo:font-weight="normal" officeooo:rsid="001c217d" officeooo:paragraph-rsid="003315fa" style:font-size-asian="9.5pt" style:font-weight-asian="normal" style:font-size-complex="9.5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9.5pt" fo:font-weight="normal" officeooo:rsid="001c217d" officeooo:paragraph-rsid="00386597" style:font-size-asian="9.5pt" style:font-weight-asian="normal" style:font-size-complex="9.5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9.5pt" fo:font-weight="normal" officeooo:rsid="001929be" officeooo:paragraph-rsid="003315fa" style:font-size-asian="9.5pt" style:font-weight-asian="normal" style:font-size-complex="9.5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9.5pt" fo:font-weight="normal" officeooo:rsid="001929be" officeooo:paragraph-rsid="00386597" style:font-size-asian="9.5pt" style:font-weight-asian="normal" style:font-size-complex="9.5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.5pt" fo:font-weight="bold" officeooo:rsid="0015479a" officeooo:paragraph-rsid="003315fa" style:font-size-asian="9.5pt" style:font-weight-asian="bold" style:font-size-complex="9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9.5pt" fo:font-weight="bold" officeooo:rsid="0015479a" officeooo:paragraph-rsid="00386597" style:font-size-asian="9.5pt" style:font-weight-asian="bold" style:font-size-complex="9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9.5pt" fo:font-weight="bold" officeooo:paragraph-rsid="003315fa" style:font-size-asian="9.5pt" style:font-weight-asian="bold" style:font-size-complex="9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9.5pt" fo:font-weight="bold" officeooo:paragraph-rsid="00386597" style:font-size-asian="9.5pt" style:font-weight-asian="bold" style:font-size-complex="9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9.5pt" fo:font-weight="bold" officeooo:rsid="0024ae8a" officeooo:paragraph-rsid="003315fa" style:font-size-asian="9.5pt" style:font-weight-asian="bold" style:font-size-complex="9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9.5pt" fo:font-weight="bold" officeooo:rsid="0024ae8a" officeooo:paragraph-rsid="00386597" style:font-size-asian="9.5pt" style:font-weight-asian="bold" style:font-size-complex="9.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text-position="0% 100%" style:font-name="Liberation Serif" fo:font-size="9.5pt" fo:font-weight="normal" officeooo:rsid="001cc6b2" officeooo:paragraph-rsid="003315fa" style:font-size-asian="9.5pt" style:font-weight-asian="normal" style:font-size-complex="9.5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text-position="0% 100%" style:font-name="Liberation Serif" fo:font-size="9.5pt" fo:font-weight="normal" officeooo:rsid="001cc6b2" officeooo:paragraph-rsid="00386597" style:font-size-asian="9.5pt" style:font-weight-asian="normal" style:font-size-complex="9.5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9.5pt" officeooo:rsid="001de92a" officeooo:paragraph-rsid="003315fa" style:font-size-asian="9.5pt" style:font-size-complex="9.5pt"/>
    </style:style>
    <style:style style:name="P21" style:family="paragraph" style:parent-style-name="Table_20_Contents">
      <style:paragraph-properties fo:text-align="center" style:justify-single-word="false"/>
      <style:text-properties fo:font-size="9.5pt" officeooo:rsid="001de92a" officeooo:paragraph-rsid="00386597" style:font-size-asian="9.5pt" style:font-size-complex="9.5pt"/>
    </style:style>
    <style:style style:name="P22" style:family="paragraph" style:parent-style-name="Table_20_Contents">
      <style:paragraph-properties fo:text-align="center" style:justify-single-word="false"/>
      <style:text-properties fo:font-size="9.5pt" officeooo:rsid="0033a042" officeooo:paragraph-rsid="0033a042" style:font-size-asian="9.5pt" style:font-size-complex="9.5pt"/>
    </style:style>
    <style:style style:name="P23" style:family="paragraph" style:parent-style-name="Table_20_Contents">
      <style:paragraph-properties fo:text-align="center" style:justify-single-word="false"/>
      <style:text-properties fo:font-size="9.5pt" officeooo:rsid="0033a042" officeooo:paragraph-rsid="00386597" style:font-size-asian="9.5pt" style:font-size-complex="9.5pt"/>
    </style:style>
    <style:style style:name="P24" style:family="paragraph" style:parent-style-name="Table_20_Contents">
      <style:paragraph-properties fo:text-align="center" style:justify-single-word="false"/>
      <style:text-properties fo:font-size="9.5pt" officeooo:rsid="00163795" officeooo:paragraph-rsid="003315fa" style:font-size-asian="9.5pt" style:font-size-complex="9.5pt"/>
    </style:style>
    <style:style style:name="P25" style:family="paragraph" style:parent-style-name="Table_20_Contents">
      <style:paragraph-properties fo:text-align="center" style:justify-single-word="false"/>
      <style:text-properties fo:font-size="9.5pt" officeooo:rsid="00163795" officeooo:paragraph-rsid="00386597" style:font-size-asian="9.5pt" style:font-size-complex="9.5pt"/>
    </style:style>
    <style:style style:name="P26" style:family="paragraph" style:parent-style-name="Table_20_Contents">
      <style:paragraph-properties fo:text-align="center" style:justify-single-word="false"/>
      <style:text-properties fo:font-size="9.5pt" officeooo:rsid="0027fcab" officeooo:paragraph-rsid="003315fa" style:font-size-asian="9.5pt" style:font-size-complex="9.5pt"/>
    </style:style>
    <style:style style:name="P27" style:family="paragraph" style:parent-style-name="Table_20_Contents">
      <style:paragraph-properties fo:text-align="center" style:justify-single-word="false"/>
      <style:text-properties fo:font-size="9.5pt" officeooo:rsid="0027fcab" officeooo:paragraph-rsid="00386597" style:font-size-asian="9.5pt" style:font-size-complex="9.5pt"/>
    </style:style>
    <style:style style:name="P28" style:family="paragraph" style:parent-style-name="Table_20_Contents">
      <style:paragraph-properties fo:text-align="center" style:justify-single-word="false"/>
      <style:text-properties fo:font-size="9.5pt" officeooo:paragraph-rsid="00374bde" style:font-size-asian="9.5pt" style:font-size-complex="9.5pt"/>
    </style:style>
    <style:style style:name="P29" style:family="paragraph" style:parent-style-name="Table_20_Contents">
      <style:paragraph-properties fo:text-align="center" style:justify-single-word="false"/>
      <style:text-properties fo:font-size="9.5pt" officeooo:paragraph-rsid="003315fa" style:font-size-asian="9.5pt" style:font-size-complex="9.5pt"/>
    </style:style>
    <style:style style:name="P30" style:family="paragraph" style:parent-style-name="Table_20_Contents">
      <style:paragraph-properties fo:text-align="center" style:justify-single-word="false"/>
      <style:text-properties fo:font-size="9.5pt" officeooo:paragraph-rsid="00386597" style:font-size-asian="9.5pt" style:font-size-complex="9.5pt"/>
    </style:style>
    <style:style style:name="P31" style:family="paragraph" style:parent-style-name="Table_20_Contents">
      <style:paragraph-properties fo:text-align="center" style:justify-single-word="false"/>
      <style:text-properties fo:font-size="9.5pt" officeooo:rsid="001c217d" officeooo:paragraph-rsid="003315fa" style:font-size-asian="9.5pt" style:font-size-complex="9.5pt"/>
    </style:style>
    <style:style style:name="P32" style:family="paragraph" style:parent-style-name="Table_20_Contents">
      <style:paragraph-properties fo:text-align="center" style:justify-single-word="false"/>
      <style:text-properties fo:font-size="9.5pt" officeooo:rsid="001c217d" officeooo:paragraph-rsid="00386597" style:font-size-asian="9.5pt" style:font-size-complex="9.5pt"/>
    </style:style>
    <style:style style:name="P33" style:family="paragraph" style:parent-style-name="Table_20_Contents">
      <style:paragraph-properties fo:text-align="center" style:justify-single-word="false"/>
      <style:text-properties fo:font-size="9.5pt" officeooo:rsid="001b2475" officeooo:paragraph-rsid="003315fa" style:font-size-asian="9.5pt" style:font-size-complex="9.5pt"/>
    </style:style>
    <style:style style:name="P34" style:family="paragraph" style:parent-style-name="Table_20_Contents">
      <style:paragraph-properties fo:text-align="center" style:justify-single-word="false"/>
      <style:text-properties fo:font-size="9.5pt" officeooo:rsid="001b2475" officeooo:paragraph-rsid="00386597" style:font-size-asian="9.5pt" style:font-size-complex="9.5pt"/>
    </style:style>
    <style:style style:name="P35" style:family="paragraph" style:parent-style-name="Table_20_Contents">
      <style:paragraph-properties fo:text-align="center" style:justify-single-word="false"/>
      <style:text-properties fo:font-size="9.5pt" officeooo:rsid="001d611b" officeooo:paragraph-rsid="003315fa" style:font-size-asian="9.5pt" style:font-size-complex="9.5pt"/>
    </style:style>
    <style:style style:name="P36" style:family="paragraph" style:parent-style-name="Table_20_Contents">
      <style:paragraph-properties fo:text-align="center" style:justify-single-word="false"/>
      <style:text-properties fo:font-size="9.5pt" officeooo:rsid="001d611b" officeooo:paragraph-rsid="0033a042" style:font-size-asian="9.5pt" style:font-size-complex="9.5pt"/>
    </style:style>
    <style:style style:name="P37" style:family="paragraph" style:parent-style-name="Table_20_Contents">
      <style:paragraph-properties fo:text-align="center" style:justify-single-word="false"/>
      <style:text-properties fo:font-size="9.5pt" officeooo:rsid="001d611b" officeooo:paragraph-rsid="00386597" style:font-size-asian="9.5pt" style:font-size-complex="9.5pt"/>
    </style:style>
    <style:style style:name="P38" style:family="paragraph" style:parent-style-name="Table_20_Contents">
      <style:paragraph-properties fo:text-align="center" style:justify-single-word="false"/>
      <style:text-properties fo:font-size="9.5pt" officeooo:rsid="002450bf" officeooo:paragraph-rsid="003315fa" style:font-size-asian="9.5pt" style:font-size-complex="9.5pt"/>
    </style:style>
    <style:style style:name="P39" style:family="paragraph" style:parent-style-name="Table_20_Contents">
      <style:paragraph-properties fo:text-align="center" style:justify-single-word="false"/>
      <style:text-properties fo:font-size="9.5pt" officeooo:rsid="002450bf" officeooo:paragraph-rsid="00386597" style:font-size-asian="9.5pt" style:font-size-complex="9.5pt"/>
    </style:style>
    <style:style style:name="P40" style:family="paragraph" style:parent-style-name="Table_20_Contents">
      <style:paragraph-properties fo:text-align="center" style:justify-single-word="false"/>
      <style:text-properties fo:font-size="9.5pt" officeooo:rsid="002d23ed" officeooo:paragraph-rsid="003315fa" style:font-size-asian="9.5pt" style:font-size-complex="9.5pt"/>
    </style:style>
    <style:style style:name="P41" style:family="paragraph" style:parent-style-name="Table_20_Contents">
      <style:paragraph-properties fo:text-align="center" style:justify-single-word="false"/>
      <style:text-properties fo:font-size="9.5pt" officeooo:rsid="002d23ed" officeooo:paragraph-rsid="00386597" style:font-size-asian="9.5pt" style:font-size-complex="9.5pt"/>
    </style:style>
    <style:style style:name="P42" style:family="paragraph" style:parent-style-name="Table_20_Contents">
      <style:paragraph-properties fo:text-align="center" style:justify-single-word="false"/>
      <style:text-properties fo:font-size="9.5pt" officeooo:rsid="001929be" officeooo:paragraph-rsid="003315fa" style:font-size-asian="9.5pt" style:font-size-complex="9.5pt"/>
    </style:style>
    <style:style style:name="P43" style:family="paragraph" style:parent-style-name="Table_20_Contents">
      <style:paragraph-properties fo:text-align="center" style:justify-single-word="false"/>
      <style:text-properties fo:font-size="9.5pt" officeooo:rsid="001929be" officeooo:paragraph-rsid="00386597" style:font-size-asian="9.5pt" style:font-size-complex="9.5pt"/>
    </style:style>
    <style:style style:name="P44" style:family="paragraph" style:parent-style-name="Table_20_Contents">
      <style:paragraph-properties fo:text-align="center" style:justify-single-word="false"/>
      <style:text-properties fo:font-size="9.5pt" officeooo:rsid="0017c799" officeooo:paragraph-rsid="003315fa" style:font-size-asian="9.5pt" style:font-size-complex="9.5pt"/>
    </style:style>
    <style:style style:name="P45" style:family="paragraph" style:parent-style-name="Table_20_Contents">
      <style:paragraph-properties fo:text-align="center" style:justify-single-word="false"/>
      <style:text-properties fo:font-size="9.5pt" officeooo:rsid="0017c799" officeooo:paragraph-rsid="00386597" style:font-size-asian="9.5pt" style:font-size-complex="9.5pt"/>
    </style:style>
    <style:style style:name="P46" style:family="paragraph" style:parent-style-name="Table_20_Contents">
      <style:paragraph-properties fo:text-align="center" style:justify-single-word="false"/>
      <style:text-properties fo:font-size="9.5pt" officeooo:rsid="001fb41a" officeooo:paragraph-rsid="003315fa" style:font-size-asian="9.5pt" style:font-size-complex="9.5pt"/>
    </style:style>
    <style:style style:name="P47" style:family="paragraph" style:parent-style-name="Table_20_Contents">
      <style:paragraph-properties fo:text-align="center" style:justify-single-word="false"/>
      <style:text-properties fo:font-size="9.5pt" officeooo:rsid="001fb41a" officeooo:paragraph-rsid="00386597" style:font-size-asian="9.5pt" style:font-size-complex="9.5pt"/>
    </style:style>
    <style:style style:name="P48" style:family="paragraph" style:parent-style-name="Table_20_Contents">
      <style:paragraph-properties fo:text-align="center" style:justify-single-word="false"/>
      <style:text-properties fo:font-size="9.5pt" officeooo:rsid="001cc6b2" officeooo:paragraph-rsid="003315fa" style:font-size-asian="9.5pt" style:font-size-complex="9.5pt"/>
    </style:style>
    <style:style style:name="P49" style:family="paragraph" style:parent-style-name="Table_20_Contents">
      <style:paragraph-properties fo:text-align="center" style:justify-single-word="false"/>
      <style:text-properties fo:font-size="9.5pt" officeooo:rsid="001cc6b2" officeooo:paragraph-rsid="00386597" style:font-size-asian="9.5pt" style:font-size-complex="9.5pt"/>
    </style:style>
    <style:style style:name="P50" style:family="paragraph" style:parent-style-name="Table_20_Contents">
      <style:paragraph-properties fo:text-align="center" style:justify-single-word="false"/>
      <style:text-properties fo:font-size="9.5pt" officeooo:rsid="001e8452" officeooo:paragraph-rsid="003315fa" style:font-size-asian="9.5pt" style:font-size-complex="9.5pt"/>
    </style:style>
    <style:style style:name="P51" style:family="paragraph" style:parent-style-name="Table_20_Contents">
      <style:paragraph-properties fo:text-align="center" style:justify-single-word="false"/>
      <style:text-properties fo:font-size="9.5pt" officeooo:rsid="001e8452" officeooo:paragraph-rsid="00386597" style:font-size-asian="9.5pt" style:font-size-complex="9.5pt"/>
    </style:style>
    <style:style style:name="P52" style:family="paragraph" style:parent-style-name="Table_20_Contents">
      <style:paragraph-properties fo:text-align="center" style:justify-single-word="false"/>
      <style:text-properties fo:font-size="9.5pt" officeooo:rsid="002f6697" officeooo:paragraph-rsid="003315fa" style:font-size-asian="9.5pt" style:font-size-complex="9.5pt"/>
    </style:style>
    <style:style style:name="P53" style:family="paragraph" style:parent-style-name="Table_20_Contents">
      <style:paragraph-properties fo:text-align="center" style:justify-single-word="false"/>
      <style:text-properties fo:font-size="9.5pt" officeooo:rsid="002f6697" officeooo:paragraph-rsid="00386597" style:font-size-asian="9.5pt" style:font-size-complex="9.5pt"/>
    </style:style>
    <style:style style:name="P54" style:family="paragraph" style:parent-style-name="Table_20_Contents">
      <style:paragraph-properties fo:text-align="center" style:justify-single-word="false"/>
      <style:text-properties fo:font-size="9.5pt" officeooo:rsid="00213454" officeooo:paragraph-rsid="003315fa" style:font-size-asian="9.5pt" style:font-size-complex="9.5pt"/>
    </style:style>
    <style:style style:name="P55" style:family="paragraph" style:parent-style-name="Table_20_Contents">
      <style:paragraph-properties fo:text-align="center" style:justify-single-word="false"/>
      <style:text-properties fo:font-size="9.5pt" officeooo:rsid="00213454" officeooo:paragraph-rsid="00386597" style:font-size-asian="9.5pt" style:font-size-complex="9.5pt"/>
    </style:style>
    <style:style style:name="P56" style:family="paragraph" style:parent-style-name="Table_20_Contents">
      <style:paragraph-properties fo:text-align="center" style:justify-single-word="false"/>
      <style:text-properties fo:font-size="9.5pt" officeooo:rsid="0015479a" officeooo:paragraph-rsid="003315fa" style:font-size-asian="9.5pt" style:font-size-complex="9.5pt"/>
    </style:style>
    <style:style style:name="P57" style:family="paragraph" style:parent-style-name="Table_20_Contents">
      <style:paragraph-properties fo:text-align="center" style:justify-single-word="false"/>
      <style:text-properties fo:font-size="9.5pt" officeooo:rsid="0015479a" officeooo:paragraph-rsid="00386597" style:font-size-asian="9.5pt" style:font-size-complex="9.5pt"/>
    </style:style>
    <style:style style:name="P58" style:family="paragraph" style:parent-style-name="Table_20_Contents">
      <style:paragraph-properties fo:text-align="center" style:justify-single-word="false"/>
      <style:text-properties fo:font-size="9.5pt" officeooo:rsid="00374bde" officeooo:paragraph-rsid="00374bde" style:font-size-asian="9.5pt" style:font-size-complex="9.5pt"/>
    </style:style>
    <style:style style:name="P59" style:family="paragraph" style:parent-style-name="Table_20_Contents">
      <style:paragraph-properties fo:text-align="center" style:justify-single-word="false"/>
      <style:text-properties fo:font-size="9.5pt" officeooo:rsid="00374bde" officeooo:paragraph-rsid="00386597" style:font-size-asian="9.5pt" style:font-size-complex="9.5pt"/>
    </style:style>
    <style:style style:name="T1" style:family="text">
      <style:text-properties officeooo:rsid="0015479a"/>
    </style:style>
    <style:style style:name="T2" style:family="text">
      <style:text-properties officeooo:rsid="00163795"/>
    </style:style>
    <style:style style:name="T3" style:family="text">
      <style:text-properties officeooo:rsid="001641a2"/>
    </style:style>
    <style:style style:name="T4" style:family="text">
      <style:text-properties officeooo:rsid="0017c799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7c799"/>
    </style:style>
    <style:style style:name="T7" style:family="text">
      <style:text-properties style:text-position="super 58%" officeooo:rsid="001929be"/>
    </style:style>
    <style:style style:name="T8" style:family="text">
      <style:text-properties style:text-position="super 58%" officeooo:rsid="001c217d"/>
    </style:style>
    <style:style style:name="T9" style:family="text">
      <style:text-properties style:text-position="super 58%" officeooo:rsid="001cc6b2"/>
    </style:style>
    <style:style style:name="T10" style:family="text">
      <style:text-properties style:text-position="super 58%" style:font-name="Liberation Serif" fo:font-weight="normal" officeooo:rsid="0033a042" style:font-weight-asian="normal" style:font-weight-complex="normal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7c799"/>
    </style:style>
    <style:style style:name="T13" style:family="text">
      <style:text-properties style:text-position="0% 100%" officeooo:rsid="001929be"/>
    </style:style>
    <style:style style:name="T14" style:family="text">
      <style:text-properties style:text-position="0% 100%" officeooo:rsid="001c217d"/>
    </style:style>
    <style:style style:name="T15" style:family="text">
      <style:text-properties style:text-position="0% 100%" officeooo:rsid="001cc6b2"/>
    </style:style>
    <style:style style:name="T16" style:family="text">
      <style:text-properties style:text-position="0% 100%" style:font-name="Liberation Serif" fo:font-weight="normal" style:font-weight-asian="normal" style:font-weight-complex="normal"/>
    </style:style>
    <style:style style:name="T17" style:family="text">
      <style:text-properties style:text-position="0% 100%" style:font-name="Liberation Serif" fo:font-weight="normal" officeooo:rsid="002f6697" style:font-weight-asian="normal" style:font-weight-complex="normal"/>
    </style:style>
    <style:style style:name="T18" style:family="text">
      <style:text-properties officeooo:rsid="001929be"/>
    </style:style>
    <style:style style:name="T19" style:family="text">
      <style:text-properties officeooo:rsid="001b2475"/>
    </style:style>
    <style:style style:name="T20" style:family="text">
      <style:text-properties officeooo:rsid="001c217d"/>
    </style:style>
    <style:style style:name="T21" style:family="text">
      <style:text-properties officeooo:rsid="002450bf"/>
    </style:style>
    <style:style style:name="T22" style:family="text">
      <style:text-properties officeooo:rsid="0027fcab"/>
    </style:style>
    <style:style style:name="T23" style:family="text">
      <style:text-properties officeooo:rsid="0029c854"/>
    </style:style>
    <style:style style:name="T24" style:family="text">
      <style:text-properties officeooo:rsid="002b8c2c"/>
    </style:style>
    <style:style style:name="T25" style:family="text">
      <style:text-properties style:font-name="Liberation Serif" fo:font-weight="normal" style:font-weight-asian="normal" style:font-weight-complex="normal"/>
    </style:style>
    <style:style style:name="T26" style:family="text">
      <style:text-properties style:font-name="Liberation Serif" fo:font-weight="normal" officeooo:rsid="001641a2" style:font-weight-asian="normal" style:font-weight-complex="normal"/>
    </style:style>
    <style:style style:name="T27" style:family="text">
      <style:text-properties style:font-name="Liberation Serif" fo:font-weight="normal" officeooo:rsid="001d611b" style:font-weight-asian="normal" style:font-weight-complex="normal"/>
    </style:style>
    <style:style style:name="T28" style:family="text">
      <style:text-properties style:font-name="Liberation Serif" fo:font-weight="normal" officeooo:rsid="00316543" style:font-weight-asian="normal" style:font-weight-complex="normal"/>
    </style:style>
    <style:style style:name="T29" style:family="text">
      <style:text-properties style:font-name="Liberation Serif" fo:font-weight="normal" officeooo:rsid="003315fa" style:font-weight-asian="normal" style:font-weight-complex="normal"/>
    </style:style>
    <style:style style:name="T30" style:family="text">
      <style:text-properties style:font-name="Liberation Serif" fo:font-weight="normal" officeooo:rsid="002f6697" style:font-weight-asian="normal" style:font-weight-complex="normal"/>
    </style:style>
    <style:style style:name="T31" style:family="text">
      <style:text-properties style:font-name="Liberation Serif" fo:font-weight="normal" officeooo:rsid="0033a042" style:font-weight-asian="normal" style:font-weight-complex="normal"/>
    </style:style>
    <style:style style:name="T32" style:family="text">
      <style:text-properties style:font-name="Liberation Serif" fo:font-weight="normal" officeooo:rsid="002b8c2c" style:font-weight-asian="normal" style:font-weight-complex="normal"/>
    </style:style>
    <style:style style:name="T33" style:family="text">
      <style:text-properties officeooo:rsid="002d23ed"/>
    </style:style>
    <style:style style:name="T34" style:family="text">
      <style:text-properties officeooo:rsid="003315fa"/>
    </style:style>
    <style:style style:name="T35" style:family="text">
      <style:text-properties officeooo:rsid="0033a042"/>
    </style:style>
    <style:style style:name="T36" style:family="text">
      <style:text-properties officeooo:rsid="003589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imple Grid Rows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A"/>
        <table:table-column table:style-name="Tableau1.G"/>
        <table:table-row table:style-name="Tableau1.1">
          <table:table-cell table:style-name="Tableau1.A1" office:value-type="string">
            <text:p text:style-name="P2"><text:bookmark text:name="p9R_mc5"/>Type de méthodes</text:p>
          </table:table-cell>
          <table:table-cell table:style-name="Tableau1.A1" office:value-type="string">
            <text:p text:style-name="P13">n</text:p>
          </table:table-cell>
          <table:table-cell table:style-name="Tableau1.A1" office:value-type="string">
            <text:p text:style-name="P15">Ɵ</text:p>
          </table:table-cell>
          <table:table-cell table:style-name="Tableau1.A1" office:value-type="string">
            <text:p text:style-name="P15"><text:span text:style-name="T1">cpt / </text:span>Ɵ</text:p>
          </table:table-cell>
          <table:table-cell table:style-name="Tableau1.A1" office:value-type="string">
            <text:p text:style-name="P15">limn-&gt;∞ f(n) / Ɵ</text:p>
            <text:p text:style-name="P15">cste1, cste2, cste3</text:p>
          </table:table-cell>
          <table:table-cell table:style-name="Tableau1.A1" office:value-type="string">
            <text:p text:style-name="P15">temps</text:p>
            <text:p text:style-name="P15">(ms)</text:p>
          </table:table-cell>
          <table:table-cell table:style-name="Tableau1.G1" office:value-type="string">
            <text:p text:style-name="P17">Commentaire</text:p>
          </table:table-cell>
        </table:table-row>
        <table:table-row table:style-name="Tableau1.2">
          <table:table-cell table:style-name="Tableau1.A2" table:number-rows-spanned="6" office:value-type="string">
            <text:p text:style-name="P30">Recherche</text:p>
            <text:p text:style-name="P30">séquentielle</text:p>
          </table:table-cell>
          <table:table-cell table:style-name="Tableau1.A2" office:value-type="string">
            <text:p text:style-name="P51">8388608</text:p>
          </table:table-cell>
          <table:table-cell table:style-name="Tableau1.A2" table:number-rows-spanned="6" office:value-type="string">
            <text:p text:style-name="P25">n</text:p>
          </table:table-cell>
          <table:table-cell table:style-name="Tableau1.A2" office:value-type="string">
            <text:p text:style-name="P25">1.0</text:p>
          </table:table-cell>
          <table:table-cell table:style-name="Tableau1.A2" table:number-rows-spanned="6" office:value-type="string">
            <text:p text:style-name="P25">Dans le pire des cas (calcul approximatif)</text:p>
            <text:p text:style-name="P25"/>
            <text:p text:style-name="P25">f(n) = n</text:p>
            <text:p text:style-name="P7">limn-&gt;∞ f(n) / Ɵ <text:span text:style-name="T3">= n / n = 1</text:span></text:p>
          </table:table-cell>
          <table:table-cell table:style-name="Tableau1.A2" office:value-type="string">
            <text:p text:style-name="P51">18.055713</text:p>
          </table:table-cell>
          <table:table-cell table:style-name="Tableau1.G2" table:number-rows-spanned="6" office:value-type="string">
            <text:p text:style-name="P53">La recherche séquentielle étant de complexité <text:s/><text:span text:style-name="T25">Ɵ(n), </text:span><text:span text:style-name="T27">multiplier n par k doit multiplier le temps d’exécution par k. </text:span><text:span text:style-name="T28">Le premier est bizarre mais cela est sûrement du au lancement de fonction </text:span><text:span text:style-name="T29">ensuite le 3 et 4 se ressemble ce qui est bizarre mais juste approximatif car le reste est cohérent si le 4 était 85</text:span></text:p>
          </table:table-cell>
        </table:table-row>
        <table:table-row table:style-name="Tableau1.2">
          <table:covered-table-cell table:style-name="Tableau1.A2"/>
          <table:table-cell table:style-name="Tableau1.A2" office:value-type="string">
            <text:p text:style-name="P51">16777216</text:p>
          </table:table-cell>
          <table:covered-table-cell table:style-name="Tableau1.A2"/>
          <table:table-cell table:style-name="Tableau1.A2" office:value-type="string">
            <text:p text:style-name="P25">1.0</text:p>
          </table:table-cell>
          <table:covered-table-cell table:style-name="Tableau1.A2"/>
          <table:table-cell table:style-name="Tableau1.A2" office:value-type="string">
            <text:p text:style-name="P51">19.725632</text:p>
          </table:table-cell>
          <table:covered-table-cell table:style-name="Tableau1.G2"/>
        </table:table-row>
        <table:table-row table:style-name="Tableau1.2">
          <table:covered-table-cell table:style-name="Tableau1.A2"/>
          <table:table-cell table:style-name="Tableau1.A2" office:value-type="string">
            <text:p text:style-name="P51">33554432</text:p>
          </table:table-cell>
          <table:covered-table-cell table:style-name="Tableau1.A2"/>
          <table:table-cell table:style-name="Tableau1.A2" office:value-type="string">
            <text:p text:style-name="P25">1.0</text:p>
          </table:table-cell>
          <table:covered-table-cell table:style-name="Tableau1.A2"/>
          <table:table-cell table:style-name="Tableau1.A2" office:value-type="string">
            <text:p text:style-name="P37">42.374911</text:p>
          </table:table-cell>
          <table:covered-table-cell table:style-name="Tableau1.G2"/>
        </table:table-row>
        <table:table-row table:style-name="Tableau1.2">
          <table:covered-table-cell table:style-name="Tableau1.A2"/>
          <table:table-cell table:style-name="Tableau1.A2" office:value-type="string">
            <text:p text:style-name="P51">67108864</text:p>
          </table:table-cell>
          <table:covered-table-cell table:style-name="Tableau1.A2"/>
          <table:table-cell table:style-name="Tableau1.A2" office:value-type="string">
            <text:p text:style-name="P25">1.0</text:p>
          </table:table-cell>
          <table:covered-table-cell table:style-name="Tableau1.A2"/>
          <table:table-cell table:style-name="Tableau1.A2" office:value-type="string">
            <text:p text:style-name="P49">53.93729</text:p>
          </table:table-cell>
          <table:covered-table-cell table:style-name="Tableau1.G2"/>
        </table:table-row>
        <table:table-row table:style-name="Tableau1.2">
          <table:covered-table-cell table:style-name="Tableau1.A2"/>
          <table:table-cell table:style-name="Tableau1.A2" office:value-type="string">
            <text:p text:style-name="P51">134217728</text:p>
          </table:table-cell>
          <table:covered-table-cell table:style-name="Tableau1.A2"/>
          <table:table-cell table:style-name="Tableau1.A2" office:value-type="string">
            <text:p text:style-name="P25">1.0</text:p>
          </table:table-cell>
          <table:covered-table-cell table:style-name="Tableau1.A2"/>
          <table:table-cell table:style-name="Tableau1.A2" office:value-type="string">
            <text:p text:style-name="P49">173.034402</text:p>
          </table:table-cell>
          <table:covered-table-cell table:style-name="Tableau1.G2"/>
        </table:table-row>
        <table:table-row table:style-name="Tableau1.2">
          <table:covered-table-cell table:style-name="Tableau1.A2"/>
          <table:table-cell table:style-name="Tableau1.A2" office:value-type="string">
            <text:p text:style-name="P47">268435456</text:p>
          </table:table-cell>
          <table:covered-table-cell table:style-name="Tableau1.A2"/>
          <table:table-cell table:style-name="Tableau1.A2" office:value-type="string">
            <text:p text:style-name="P25">1.0</text:p>
          </table:table-cell>
          <table:covered-table-cell table:style-name="Tableau1.A2"/>
          <table:table-cell table:style-name="Tableau1.A2" office:value-type="string">
            <text:p text:style-name="P49">339.157738</text:p>
          </table:table-cell>
          <table:covered-table-cell table:style-name="Tableau1.G2"/>
        </table:table-row>
        <table:table-row table:style-name="Tableau1.8">
          <table:table-cell table:style-name="Tableau1.A2" table:number-rows-spanned="6" office:value-type="string">
            <text:p text:style-name="P30">Recherche</text:p>
            <text:p text:style-name="P30">dichotomique</text:p>
          </table:table-cell>
          <table:table-cell table:style-name="Tableau1.A2" office:value-type="string">
            <text:p text:style-name="P51">8388608</text:p>
          </table:table-cell>
          <table:table-cell table:style-name="Tableau1.A2" table:number-rows-spanned="6" office:value-type="string">
            <text:p text:style-name="P30">log2n</text:p>
          </table:table-cell>
          <table:table-cell table:style-name="Tableau1.A2" office:value-type="string">
            <text:p text:style-name="P25">1.0</text:p>
          </table:table-cell>
          <table:table-cell table:style-name="Tableau1.A2" table:number-rows-spanned="6" office:value-type="string">
            <text:p text:style-name="P25">Dans des cas (calcul approximatif)</text:p>
            <text:p text:style-name="P25"/>
            <text:p text:style-name="P25">f(n) = n/<text:span text:style-name="T4">2</text:span><text:span text:style-name="T6">k</text:span><text:span text:style-name="T12"> </text:span><text:span text:style-name="T13">(k = nb itérations)</text:span></text:p>
            <text:p text:style-name="P25"><text:span text:style-name="T11">n/</text:span><text:span text:style-name="T12">2</text:span><text:span text:style-name="T6">k</text:span><text:span text:style-name="T12"> </text:span><text:span text:style-name="T13">= 1</text:span></text:p>
            <text:p text:style-name="P43"><text:span text:style-name="T11">n = </text:span><text:span text:style-name="T12">2</text:span><text:span text:style-name="T6">k</text:span></text:p>
            <text:p text:style-name="P43"><text:span text:style-name="T12">l</text:span><text:span text:style-name="T11">og2n = k = f(n)</text:span></text:p>
            <text:p text:style-name="P7">limn-&gt;∞ f(n) / Ɵ <text:span text:style-name="T3">= </text:span><text:span text:style-name="T18">log2n</text:span><text:span text:style-name="T3"> / </text:span><text:span text:style-name="T4">log2</text:span><text:span text:style-name="T3">n = 1</text:span></text:p>
          </table:table-cell>
          <table:table-cell table:style-name="Tableau1.A2" office:value-type="string">
            <text:p text:style-name="P47">0.040717</text:p>
          </table:table-cell>
          <table:table-cell table:style-name="Tableau1.G2" table:number-rows-spanned="6" office:value-type="string">
            <text:p text:style-name="P53">Le premier temps est bizarre mais peut s’excuser par le temps d’exécuter pour la première fois, le reste est proche ce qui est normal car multiplier n par 2<text:span text:style-name="T5">k</text:span> doit augmenter le temps d’exécution de k (en réalité k T secondes où T = 1/f, f étant la fréquence de l’horloge). Il est donc que ça ne change pas beaucoup <text:span text:style-name="T34">vu que k n’est pas grand</text:span></text:p>
          </table:table-cell>
        </table:table-row>
        <table:table-row table:style-name="Tableau1.8">
          <table:covered-table-cell table:style-name="Tableau1.A2"/>
          <table:table-cell table:style-name="Tableau1.A2" office:value-type="string">
            <text:p text:style-name="P51">16777216</text:p>
          </table:table-cell>
          <table:covered-table-cell table:style-name="Tableau1.A2"/>
          <table:table-cell table:style-name="Tableau1.A2" office:value-type="string">
            <text:p text:style-name="P25">1.0</text:p>
          </table:table-cell>
          <table:covered-table-cell table:style-name="Tableau1.A2"/>
          <table:table-cell table:style-name="Tableau1.A2" office:value-type="string">
            <text:p text:style-name="P55">0.023117</text:p>
          </table:table-cell>
          <table:covered-table-cell table:style-name="Tableau1.G2"/>
        </table:table-row>
        <table:table-row table:style-name="Tableau1.8">
          <table:covered-table-cell table:style-name="Tableau1.A2"/>
          <table:table-cell table:style-name="Tableau1.A2" office:value-type="string">
            <text:p text:style-name="P51">33554432</text:p>
          </table:table-cell>
          <table:covered-table-cell table:style-name="Tableau1.A2"/>
          <table:table-cell table:style-name="Tableau1.A2" office:value-type="string">
            <text:p text:style-name="P25">1.0</text:p>
          </table:table-cell>
          <table:covered-table-cell table:style-name="Tableau1.A2"/>
          <table:table-cell table:style-name="Tableau1.A2" office:value-type="string">
            <text:p text:style-name="P55">0.025702</text:p>
          </table:table-cell>
          <table:covered-table-cell table:style-name="Tableau1.G2"/>
        </table:table-row>
        <table:table-row table:style-name="Tableau1.8">
          <table:covered-table-cell table:style-name="Tableau1.A2"/>
          <table:table-cell table:style-name="Tableau1.A2" office:value-type="string">
            <text:p text:style-name="P51">67108864</text:p>
          </table:table-cell>
          <table:covered-table-cell table:style-name="Tableau1.A2"/>
          <table:table-cell table:style-name="Tableau1.A2" office:value-type="string">
            <text:p text:style-name="P25">1.0</text:p>
          </table:table-cell>
          <table:covered-table-cell table:style-name="Tableau1.A2"/>
          <table:table-cell table:style-name="Tableau1.A2" office:value-type="string">
            <text:p text:style-name="P55">0.024933</text:p>
          </table:table-cell>
          <table:covered-table-cell table:style-name="Tableau1.G2"/>
        </table:table-row>
        <table:table-row table:style-name="Tableau1.8">
          <table:covered-table-cell table:style-name="Tableau1.A2"/>
          <table:table-cell table:style-name="Tableau1.A2" office:value-type="string">
            <text:p text:style-name="P51">134217728</text:p>
          </table:table-cell>
          <table:covered-table-cell table:style-name="Tableau1.A2"/>
          <table:table-cell table:style-name="Tableau1.A2" office:value-type="string">
            <text:p text:style-name="P25">1.0</text:p>
          </table:table-cell>
          <table:covered-table-cell table:style-name="Tableau1.A2"/>
          <table:table-cell table:style-name="Tableau1.A2" office:value-type="string">
            <text:p text:style-name="P55">0.025282</text:p>
          </table:table-cell>
          <table:covered-table-cell table:style-name="Tableau1.G2"/>
        </table:table-row>
        <table:table-row table:style-name="Tableau1.8">
          <table:covered-table-cell table:style-name="Tableau1.A2"/>
          <table:table-cell table:style-name="Tableau1.A2" office:value-type="string">
            <text:p text:style-name="P47">268435456</text:p>
          </table:table-cell>
          <table:covered-table-cell table:style-name="Tableau1.A2"/>
          <table:table-cell table:style-name="Tableau1.A2" office:value-type="string">
            <text:p text:style-name="P25">1.0</text:p>
          </table:table-cell>
          <table:covered-table-cell table:style-name="Tableau1.A2"/>
          <table:table-cell table:style-name="Tableau1.A2" office:value-type="string">
            <text:p text:style-name="P55">0.025422</text:p>
          </table:table-cell>
          <table:covered-table-cell table:style-name="Tableau1.G2"/>
        </table:table-row>
        <table:table-row table:style-name="Tableau1.14">
          <table:table-cell table:style-name="Tableau1.A2" table:number-rows-spanned="6" office:value-type="string">
            <text:p text:style-name="P30">Tri simple</text:p>
          </table:table-cell>
          <table:table-cell table:style-name="Tableau1.A2" office:value-type="string">
            <text:p text:style-name="P51">2048</text:p>
          </table:table-cell>
          <table:table-cell table:style-name="Tableau1.A2" table:number-rows-spanned="6" office:value-type="string">
            <text:p text:style-name="P45">n<text:span text:style-name="T5">2</text:span></text:p>
          </table:table-cell>
          <table:table-cell table:style-name="Tableau1.A2" office:value-type="string">
            <text:p text:style-name="P43">0.499</text:p>
          </table:table-cell>
          <table:table-cell table:style-name="Tableau1.A2" table:number-rows-spanned="6" office:value-type="string">
            <text:p text:style-name="P25">Dans des cas (calcul approximatif)</text:p>
            <text:p text:style-name="P25"/>
            <text:p text:style-name="P25">f(n) = n<text:span text:style-name="T7">2</text:span><text:span text:style-name="T13">/2 - n/2</text:span></text:p>
            <text:p text:style-name="P7">limn-&gt;∞ f(n) / Ɵ <text:span text:style-name="T3">= </text:span><text:span text:style-name="T18">(</text:span><text:span text:style-name="T2">n</text:span><text:span text:style-name="T7">2</text:span><text:span text:style-name="T13">/2 - n/2)</text:span><text:span text:style-name="T3"> / n</text:span><text:span text:style-name="T7">2</text:span></text:p>
            <text:p text:style-name="P11">= 1/2 – 1/2n = 1/2</text:p>
          </table:table-cell>
          <table:table-cell table:style-name="Tableau1.A2" office:value-type="string">
            <text:p text:style-name="P37">5.832575</text:p>
          </table:table-cell>
          <table:table-cell table:style-name="Tableau1.G2" table:number-rows-spanned="6" office:value-type="string">
            <text:p text:style-name="P23">Pour le tri simple, multiplier n (nombre d’éléments dans le tableau) par k doit multiplier le</text:p>
            <text:p text:style-name="P23">temps d’exécution par k<text:span text:style-name="T5">2</text:span><text:span text:style-name="T11">. Pour les premiers cela est bizarre on peut supposer un temps augmenté à cause du lancement ou problème pc (RAM) car fiable à 100 %. Sinon même si ce n’augmente pas par 2</text:span><text:span text:style-name="T5">2</text:span><text:span text:style-name="T11"> on voit quand même une augmentation significatif donc on peut penser que c’est normal</text:span></text:p>
          </table:table-cell>
        </table:table-row>
        <table:table-row table:style-name="Tableau1.14">
          <table:covered-table-cell table:style-name="Tableau1.A2"/>
          <table:table-cell table:style-name="Tableau1.A2" office:value-type="string">
            <text:p text:style-name="P51">4096</text:p>
          </table:table-cell>
          <table:covered-table-cell table:style-name="Tableau1.A2"/>
          <table:table-cell table:style-name="Tableau1.A2" office:value-type="string">
            <text:p text:style-name="P43">0.499</text:p>
          </table:table-cell>
          <table:covered-table-cell table:style-name="Tableau1.A2"/>
          <table:table-cell table:style-name="Tableau1.A2" office:value-type="string">
            <text:p text:style-name="P37">8.592349</text:p>
          </table:table-cell>
          <table:covered-table-cell table:style-name="Tableau1.G2"/>
        </table:table-row>
        <table:table-row table:style-name="Tableau1.14">
          <table:covered-table-cell table:style-name="Tableau1.A2"/>
          <table:table-cell table:style-name="Tableau1.A2" office:value-type="string">
            <text:p text:style-name="P51">8192</text:p>
          </table:table-cell>
          <table:covered-table-cell table:style-name="Tableau1.A2"/>
          <table:table-cell table:style-name="Tableau1.A2" office:value-type="string">
            <text:p text:style-name="P43">0.499</text:p>
          </table:table-cell>
          <table:covered-table-cell table:style-name="Tableau1.A2"/>
          <table:table-cell table:style-name="Tableau1.A2" office:value-type="string">
            <text:p text:style-name="P37">4.918634 </text:p>
          </table:table-cell>
          <table:covered-table-cell table:style-name="Tableau1.G2"/>
        </table:table-row>
        <table:table-row table:style-name="Tableau1.14">
          <table:covered-table-cell table:style-name="Tableau1.A2"/>
          <table:table-cell table:style-name="Tableau1.A2" office:value-type="string">
            <text:p text:style-name="P30">16384</text:p>
          </table:table-cell>
          <table:covered-table-cell table:style-name="Tableau1.A2"/>
          <table:table-cell table:style-name="Tableau1.A2" office:value-type="string">
            <text:p text:style-name="P43">0.499</text:p>
          </table:table-cell>
          <table:covered-table-cell table:style-name="Tableau1.A2"/>
          <table:table-cell table:style-name="Tableau1.A2" office:value-type="string">
            <text:p text:style-name="P37">136.452379</text:p>
          </table:table-cell>
          <table:covered-table-cell table:style-name="Tableau1.G2"/>
        </table:table-row>
        <table:table-row table:style-name="Tableau1.14">
          <table:covered-table-cell table:style-name="Tableau1.A2"/>
          <table:table-cell table:style-name="Tableau1.A2" office:value-type="string">
            <text:p text:style-name="P30">32768</text:p>
          </table:table-cell>
          <table:covered-table-cell table:style-name="Tableau1.A2"/>
          <table:table-cell table:style-name="Tableau1.A2" office:value-type="string">
            <text:p text:style-name="P43">0.499</text:p>
          </table:table-cell>
          <table:covered-table-cell table:style-name="Tableau1.A2"/>
          <table:table-cell table:style-name="Tableau1.A2" office:value-type="string">
            <text:p text:style-name="P39">269.489245</text:p>
          </table:table-cell>
          <table:covered-table-cell table:style-name="Tableau1.G2"/>
        </table:table-row>
        <table:table-row table:style-name="Tableau1.14">
          <table:covered-table-cell table:style-name="Tableau1.A2"/>
          <table:table-cell table:style-name="Tableau1.A2" office:value-type="string">
            <text:p text:style-name="P37">65536</text:p>
          </table:table-cell>
          <table:covered-table-cell table:style-name="Tableau1.A2"/>
          <table:table-cell table:style-name="Tableau1.A2" office:value-type="string">
            <text:p text:style-name="P43">0.499</text:p>
          </table:table-cell>
          <table:covered-table-cell table:style-name="Tableau1.A2"/>
          <table:table-cell table:style-name="Tableau1.A2" office:value-type="string">
            <text:p text:style-name="P37">1044.141707</text:p>
          </table:table-cell>
          <table:covered-table-cell table:style-name="Tableau1.G2"/>
        </table:table-row>
        <table:table-row table:style-name="Tableau1.14">
          <table:table-cell table:style-name="Tableau1.A2" table:number-rows-spanned="6" office:value-type="string">
            <text:p text:style-name="P57">Tri rapide</text:p>
          </table:table-cell>
          <table:table-cell table:style-name="Tableau1.A2" office:value-type="string">
            <text:p text:style-name="P51">2097152</text:p>
          </table:table-cell>
          <table:table-cell table:style-name="Tableau1.A2" table:number-rows-spanned="6" office:value-type="string">
            <text:p text:style-name="P45">nlog2n</text:p>
          </table:table-cell>
          <table:table-cell table:style-name="Tableau1.A2" office:value-type="string">
            <text:p text:style-name="P34">1.25</text:p>
          </table:table-cell>
          <table:table-cell table:style-name="Tableau1.A2" table:number-rows-spanned="6" office:value-type="string">
            <text:p text:style-name="P25">Dans le <text:span text:style-name="T22">meilleur</text:span> des cas (calcul approximatif)</text:p>
            <text:p text:style-name="P25"/>
            <text:p text:style-name="P25">f(n) = n x k</text:p>
            <text:p text:style-name="P34">2 = n / 2<text:span text:style-name="T5">(k-1)</text:span></text:p>
            <text:p text:style-name="P34">2 x 2<text:span text:style-name="T5">(k-1)</text:span><text:span text:style-name="T11"> = n</text:span></text:p>
            <text:p text:style-name="P34">2<text:span text:style-name="T5">k</text:span><text:span text:style-name="T11"> = n</text:span></text:p>
            <text:p text:style-name="P34">k = log2n</text:p>
            <text:p text:style-name="P34">f(n) = n x log2n</text:p>
            <text:p text:style-name="P7">limn-&gt;∞ f(n) / Ɵ <text:span text:style-name="T3">= n</text:span><text:span text:style-name="T19">log2n</text:span><text:span text:style-name="T3"> / n</text:span><text:span text:style-name="T19">log2n</text:span><text:span text:style-name="T3"> = 1</text:span></text:p>
          </table:table-cell>
          <table:table-cell table:style-name="Tableau1.A2" office:value-type="string">
            <text:p text:style-name="P37">196.566523</text:p>
          </table:table-cell>
          <table:table-cell table:style-name="Tableau1.G2" table:number-rows-spanned="6" office:value-type="string">
            <text:p text:style-name="P37">Pour le tri rapide, multiplier n par 2<text:span text:style-name="T5">k</text:span> doit augmenter le temps d’exécution par une valeur</text:p>
            <text:p text:style-name="P37">calculable : (n 2<text:span text:style-name="T5">k</text:span>)log2(n 2<text:span text:style-name="T5">k</text:span>) = n 2<text:span text:style-name="T5">k</text:span><text:span text:style-name="T11"> </text:span>( log2n + k ). <text:span text:style-name="T35">On voit ici que cela augmente bien mais ne ralentit pas ce que peut être normal car dans le meilleur des cas on est en </text:span><text:span text:style-name="T30">Ɵ(n</text:span><text:span text:style-name="T31">log2n</text:span><text:span text:style-name="T30">)</text:span><text:span text:style-name="T31"> mais dans le pire </text:span><text:span text:style-name="T30">Ɵ(n</text:span><text:span text:style-name="T10">2</text:span><text:span text:style-name="T30">) </text:span><text:span text:style-name="T31">donc normal de retrouver une augmentation croissante mais régulière</text:span></text:p>
          </table:table-cell>
        </table:table-row>
        <table:table-row table:style-name="Tableau1.14">
          <table:covered-table-cell table:style-name="Tableau1.A2"/>
          <table:table-cell table:style-name="Tableau1.A2" office:value-type="string">
            <text:p text:style-name="P51">4194304</text:p>
          </table:table-cell>
          <table:covered-table-cell table:style-name="Tableau1.A2"/>
          <table:table-cell table:style-name="Tableau1.A2" office:value-type="string">
            <text:p text:style-name="P34">1.2<text:span text:style-name="T21">4</text:span></text:p>
          </table:table-cell>
          <table:covered-table-cell table:style-name="Tableau1.A2"/>
          <table:table-cell table:style-name="Tableau1.A2" office:value-type="string">
            <text:p text:style-name="P37">411.974015</text:p>
          </table:table-cell>
          <table:covered-table-cell table:style-name="Tableau1.G2"/>
        </table:table-row>
        <table:table-row table:style-name="Tableau1.14">
          <table:covered-table-cell table:style-name="Tableau1.A2"/>
          <table:table-cell table:style-name="Tableau1.A2" office:value-type="string">
            <text:p text:style-name="P51">8388608</text:p>
          </table:table-cell>
          <table:covered-table-cell table:style-name="Tableau1.A2"/>
          <table:table-cell table:style-name="Tableau1.A2" office:value-type="string">
            <text:p text:style-name="P34">1.2<text:span text:style-name="T21">7</text:span></text:p>
          </table:table-cell>
          <table:covered-table-cell table:style-name="Tableau1.A2"/>
          <table:table-cell table:style-name="Tableau1.A2" office:value-type="string">
            <text:p text:style-name="P37">865.311647</text:p>
          </table:table-cell>
          <table:covered-table-cell table:style-name="Tableau1.G2"/>
        </table:table-row>
        <table:table-row table:style-name="Tableau1.14">
          <table:covered-table-cell table:style-name="Tableau1.A2"/>
          <table:table-cell table:style-name="Tableau1.A2" office:value-type="string">
            <text:p text:style-name="P51">16777216</text:p>
          </table:table-cell>
          <table:covered-table-cell table:style-name="Tableau1.A2"/>
          <table:table-cell table:style-name="Tableau1.A2" office:value-type="string">
            <text:p text:style-name="P34">1.<text:span text:style-name="T21">32</text:span></text:p>
          </table:table-cell>
          <table:covered-table-cell table:style-name="Tableau1.A2"/>
          <table:table-cell table:style-name="Tableau1.A2" office:value-type="string">
            <text:p text:style-name="P37">1800.224791</text:p>
          </table:table-cell>
          <table:covered-table-cell table:style-name="Tableau1.G2"/>
        </table:table-row>
        <table:table-row table:style-name="Tableau1.14">
          <table:covered-table-cell table:style-name="Tableau1.A2"/>
          <table:table-cell table:style-name="Tableau1.A2" office:value-type="string">
            <text:p text:style-name="P51">33554432</text:p>
          </table:table-cell>
          <table:covered-table-cell table:style-name="Tableau1.A2"/>
          <table:table-cell table:style-name="Tableau1.A2" office:value-type="string">
            <text:p text:style-name="P34">1.<text:span text:style-name="T21">23</text:span></text:p>
          </table:table-cell>
          <table:covered-table-cell table:style-name="Tableau1.A2"/>
          <table:table-cell table:style-name="Tableau1.A2" office:value-type="string">
            <text:p text:style-name="P37">3707.62734</text:p>
          </table:table-cell>
          <table:covered-table-cell table:style-name="Tableau1.G2"/>
        </table:table-row>
        <table:table-row table:style-name="Tableau1.14">
          <table:covered-table-cell table:style-name="Tableau1.A2"/>
          <table:table-cell table:style-name="Tableau1.A2" office:value-type="string">
            <text:p text:style-name="P51">67108864</text:p>
          </table:table-cell>
          <table:covered-table-cell table:style-name="Tableau1.A2"/>
          <table:table-cell table:style-name="Tableau1.A2" office:value-type="string">
            <text:p text:style-name="P34">1.2<text:span text:style-name="T21">7</text:span></text:p>
          </table:table-cell>
          <table:covered-table-cell table:style-name="Tableau1.A2"/>
          <table:table-cell table:style-name="Tableau1.A2" office:value-type="string">
            <text:p text:style-name="P37">7865.69209</text:p>
          </table:table-cell>
          <table:covered-table-cell table:style-name="Tableau1.G2"/>
        </table:table-row>
        <table:table-row table:style-name="Tableau1.26">
          <table:table-cell table:style-name="Tableau1.A2" table:number-rows-spanned="12" office:value-type="string">
            <text:p text:style-name="P30">Tri comptage de</text:p>
            <text:p text:style-name="P30">fréquences</text:p>
          </table:table-cell>
          <table:table-cell table:style-name="Tableau1.A2" office:value-type="string">
            <text:p text:style-name="P51">8388608</text:p>
          </table:table-cell>
          <table:table-cell table:style-name="Tableau1.A2" table:number-rows-spanned="12" office:value-type="string">
            <text:p text:style-name="P32">n+k</text:p>
          </table:table-cell>
          <table:table-cell table:style-name="Tableau1.A2" office:value-type="string">
            <text:p text:style-name="P39">1.99</text:p>
          </table:table-cell>
          <table:table-cell table:style-name="Tableau1.A2" table:number-rows-spanned="12" office:value-type="string">
            <text:p text:style-name="P25">Dans des cas (calcul approximatif)</text:p>
            <text:p text:style-name="P25"/>
            <text:p text:style-name="P27">Cas où k est petit <text:span text:style-name="T23">et donc insignifiant par rapport à n, </text:span><text:span text:style-name="T24">f(n) = 2n (car dans k, on appelle n </text:span><text:span text:style-name="T33">tout de même </text:span><text:span text:style-name="T24">fois)</text:span></text:p>
            <text:p text:style-name="P30"><text:span text:style-name="T24">et </text:span><text:span text:style-name="T32">Ɵ </text:span><text:span text:style-name="T26">= </text:span><text:span text:style-name="T32">n + k </text:span><text:span text:style-name="T24">donc </text:span></text:p>
            <text:p text:style-name="P30"><text:span text:style-name="T25">limn-&gt;∞ f(n) / Ɵ </text:span><text:span text:style-name="T26">= </text:span><text:span text:style-name="T32">2</text:span><text:span text:style-name="T26">n / n = </text:span><text:span text:style-name="T32">2<text:line-break/>(k étant insignifiant)</text:span></text:p>
            <text:p text:style-name="P30"><text:span text:style-name="T32"/></text:p>
            <text:p text:style-name="P27">Cas où k est p<text:span text:style-name="T24">lus largement plus grand que n </text:span><text:span text:style-name="T23">et donc </text:span><text:span text:style-name="T24">n est insignifiant </text:span><text:span text:style-name="T33">(k = 268435456)</text:span></text:p>
            <text:p text:style-name="P30"><text:span text:style-name="T24">f(n) = n + k = k et </text:span><text:span text:style-name="T32">Ɵ </text:span><text:span text:style-name="T26">= </text:span><text:span text:style-name="T32">n + k = k (n étant insignifiant) </text:span><text:span text:style-name="T24">donc </text:span></text:p>
            <text:p text:style-name="P30"><text:span text:style-name="T25">limn-&gt;∞ f(n) / Ɵ </text:span><text:span text:style-name="T26">= </text:span><text:span text:style-name="T32">k</text:span><text:span text:style-name="T26"> / </text:span><text:span text:style-name="T32">k</text:span><text:span text:style-name="T26"> = </text:span><text:span text:style-name="T32">1</text:span></text:p>
          </table:table-cell>
          <table:table-cell table:style-name="Tableau1.A2" office:value-type="string">
            <text:p text:style-name="P21">89.852437</text:p>
          </table:table-cell>
          <table:table-cell table:style-name="Tableau1.G2" table:number-rows-spanned="6" office:value-type="string">
            <text:p text:style-name="P23">Pour le tri comptage de fréquences, il est normal de voir une croissance dans le cas où k est insignifiant car n monte et modifie donc le temps vu qu’il est le plus important</text:p>
          </table:table-cell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51">16777216</text:p>
          </table:table-cell>
          <table:covered-table-cell table:style-name="Tableau1.A2"/>
          <table:table-cell table:style-name="Tableau1.A2" office:value-type="string">
            <text:p text:style-name="P39"><text:span text:style-name="T33">1</text:span>.99</text:p>
          </table:table-cell>
          <table:covered-table-cell table:style-name="Tableau1.A2"/>
          <table:table-cell table:style-name="Tableau1.A2" office:value-type="string">
            <text:p text:style-name="P21">119.02853</text:p>
          </table:table-cell>
          <table:covered-table-cell table:style-name="Tableau1.G2"/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51">33554432</text:p>
          </table:table-cell>
          <table:covered-table-cell table:style-name="Tableau1.A2"/>
          <table:table-cell table:style-name="Tableau1.A2" office:value-type="string">
            <text:p text:style-name="P39"><text:span text:style-name="T33">1</text:span>.99</text:p>
          </table:table-cell>
          <table:covered-table-cell table:style-name="Tableau1.A2"/>
          <table:table-cell table:style-name="Tableau1.A2" office:value-type="string">
            <text:p text:style-name="P30">129.373936</text:p>
          </table:table-cell>
          <table:covered-table-cell table:style-name="Tableau1.G2"/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51">67108864</text:p>
          </table:table-cell>
          <table:covered-table-cell table:style-name="Tableau1.A2"/>
          <table:table-cell table:style-name="Tableau1.A2" office:value-type="string">
            <text:p text:style-name="P39"><text:span text:style-name="T33">1</text:span>.99</text:p>
          </table:table-cell>
          <table:covered-table-cell table:style-name="Tableau1.A2"/>
          <table:table-cell table:style-name="Tableau1.A2" office:value-type="string">
            <text:p text:style-name="P21">415.349691</text:p>
          </table:table-cell>
          <table:covered-table-cell table:style-name="Tableau1.G2"/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51">134217728</text:p>
          </table:table-cell>
          <table:covered-table-cell table:style-name="Tableau1.A2"/>
          <table:table-cell table:style-name="Tableau1.A2" office:value-type="string">
            <text:p text:style-name="P39"><text:span text:style-name="T33">1</text:span>.99</text:p>
          </table:table-cell>
          <table:covered-table-cell table:style-name="Tableau1.A2"/>
          <table:table-cell table:style-name="Tableau1.A2" office:value-type="string">
            <text:p text:style-name="P21">518.054274</text:p>
          </table:table-cell>
          <table:covered-table-cell table:style-name="Tableau1.G2"/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47">268435456</text:p>
          </table:table-cell>
          <table:covered-table-cell table:style-name="Tableau1.A2"/>
          <table:table-cell table:style-name="Tableau1.A2" office:value-type="string">
            <text:p text:style-name="P41">1.99</text:p>
          </table:table-cell>
          <table:covered-table-cell table:style-name="Tableau1.A2"/>
          <table:table-cell table:style-name="Tableau1.A2" office:value-type="string">
            <text:p text:style-name="P21">620.655933</text:p>
          </table:table-cell>
          <table:covered-table-cell table:style-name="Tableau1.G2"/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41">8192</text:p>
          </table:table-cell>
          <table:covered-table-cell table:style-name="Tableau1.A2"/>
          <table:table-cell table:style-name="Tableau1.A2" office:value-type="string">
            <text:p text:style-name="P41">0.99</text:p>
          </table:table-cell>
          <table:covered-table-cell table:style-name="Tableau1.A2"/>
          <table:table-cell table:style-name="Tableau1.A2" office:value-type="string">
            <text:p text:style-name="P21">367.196676</text:p>
          </table:table-cell>
          <table:table-cell table:style-name="Tableau1.G2" table:number-rows-spanned="6" office:value-type="string">
            <text:p text:style-name="P23">Pour le tri comptage de fréquences, il est normal de voir une c<text:span text:style-name="T36">onstant</text:span> dans le cas où k est <text:span text:style-name="T36">très grand</text:span> car <text:span text:style-name="T36">le temps sera en fonction de k</text:span> qu’il est le plus important</text:p>
          </table:table-cell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41">16384</text:p>
          </table:table-cell>
          <table:covered-table-cell table:style-name="Tableau1.A2"/>
          <table:table-cell table:style-name="Tableau1.A2" office:value-type="string">
            <text:p text:style-name="P41">0.99</text:p>
          </table:table-cell>
          <table:covered-table-cell table:style-name="Tableau1.A2"/>
          <table:table-cell table:style-name="Tableau1.A2" office:value-type="string">
            <text:p text:style-name="P21">369.443616</text:p>
          </table:table-cell>
          <table:covered-table-cell table:style-name="Tableau1.G2"/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41">32768</text:p>
          </table:table-cell>
          <table:covered-table-cell table:style-name="Tableau1.A2"/>
          <table:table-cell table:style-name="Tableau1.A2" office:value-type="string">
            <text:p text:style-name="P41">0.99</text:p>
          </table:table-cell>
          <table:covered-table-cell table:style-name="Tableau1.A2"/>
          <table:table-cell table:style-name="Tableau1.A2" office:value-type="string">
            <text:p text:style-name="P21">368.188618</text:p>
          </table:table-cell>
          <table:covered-table-cell table:style-name="Tableau1.G2"/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41">65537</text:p>
          </table:table-cell>
          <table:covered-table-cell table:style-name="Tableau1.A2"/>
          <table:table-cell table:style-name="Tableau1.A2" office:value-type="string">
            <text:p text:style-name="P41">0.99</text:p>
          </table:table-cell>
          <table:covered-table-cell table:style-name="Tableau1.A2"/>
          <table:table-cell table:style-name="Tableau1.A2" office:value-type="string">
            <text:p text:style-name="P21">368.932548</text:p>
          </table:table-cell>
          <table:covered-table-cell table:style-name="Tableau1.G2"/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41">131072</text:p>
          </table:table-cell>
          <table:covered-table-cell table:style-name="Tableau1.A2"/>
          <table:table-cell table:style-name="Tableau1.A2" office:value-type="string">
            <text:p text:style-name="P41">0.99</text:p>
          </table:table-cell>
          <table:covered-table-cell table:style-name="Tableau1.A2"/>
          <table:table-cell table:style-name="Tableau1.A2" office:value-type="string">
            <text:p text:style-name="P21">367.165628</text:p>
          </table:table-cell>
          <table:covered-table-cell table:style-name="Tableau1.G2"/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41">262144</text:p>
          </table:table-cell>
          <table:covered-table-cell table:style-name="Tableau1.A2"/>
          <table:table-cell table:style-name="Tableau1.A2" office:value-type="string">
            <text:p text:style-name="P41">0.99</text:p>
          </table:table-cell>
          <table:covered-table-cell table:style-name="Tableau1.A2"/>
          <table:table-cell table:style-name="Tableau1.A2" office:value-type="string">
            <text:p text:style-name="P21">372.164224</text:p>
          </table:table-cell>
          <table:covered-table-cell table:style-name="Tableau1.G2"/>
        </table:table-row>
        <table:table-row table:style-name="Tableau1.38">
          <table:table-cell table:style-name="Tableau1.A2" table:number-rows-spanned="6" office:value-type="string">
            <text:p text:style-name="P57">Tri à bulles</text:p>
          </table:table-cell>
          <table:table-cell table:style-name="Tableau1.A2" office:value-type="string">
            <text:p text:style-name="P47">1024</text:p>
          </table:table-cell>
          <table:table-cell table:style-name="Tableau1.A2" table:number-rows-spanned="6" office:value-type="string">
            <text:p text:style-name="P32">n<text:span text:style-name="T5">2</text:span></text:p>
          </table:table-cell>
          <table:table-cell table:style-name="Tableau1.A2" office:value-type="string">
            <text:p text:style-name="P30">0.498</text:p>
          </table:table-cell>
          <table:table-cell table:style-name="Tableau1.A2" table:number-rows-spanned="6" office:value-type="string">
            <text:p text:style-name="P25">Dans le pire des cas (calcul approximatif)</text:p>
            <text:p text:style-name="P25"/>
            <text:p text:style-name="P25">f(n) = <text:span text:style-name="T20">((</text:span>n-<text:span text:style-name="T20">1)(n-2))/2</text:span></text:p>
            <text:p text:style-name="P32">f(n) = (n<text:span text:style-name="T5">2</text:span><text:span text:style-name="T11">-3n+2)/2</text:span></text:p>
            <text:p text:style-name="P7">limn-&gt;∞ f(n) / Ɵ <text:span text:style-name="T3">= </text:span><text:span text:style-name="T20">((n</text:span><text:span text:style-name="T8">2</text:span><text:span text:style-name="T14">-3n+2)/2)</text:span><text:span text:style-name="T3"> / n</text:span><text:span text:style-name="T8">2</text:span></text:p>
            <text:p text:style-name="P9">= (n<text:span text:style-name="T5">2</text:span><text:span text:style-name="T11">/</text:span><text:span text:style-name="T15">2</text:span><text:span text:style-name="T11">-3n/</text:span><text:span text:style-name="T15">2</text:span><text:span text:style-name="T11">+</text:span><text:span text:style-name="T15">1</text:span><text:span text:style-name="T11">) </text:span><text:span text:style-name="T15">x 1/n</text:span><text:span text:style-name="T9">2</text:span></text:p>
            <text:p text:style-name="P19">= 1/2 – 3/2n + 1/n<text:span text:style-name="T5">2</text:span></text:p>
            <text:p text:style-name="P19">limn-&gt;∞ f(n) / Ɵ <text:span text:style-name="T3">= </text:span>1/2</text:p>
          </table:table-cell>
          <table:table-cell table:style-name="Tableau1.A2" office:value-type="string">
            <text:p text:style-name="P21">6.226057</text:p>
          </table:table-cell>
          <table:table-cell table:style-name="Tableau1.G2" table:number-rows-spanned="6" office:value-type="string">
            <text:p text:style-name="P59">Pour le tri à bulles, on augmente n de k = 2 soit 2<text:span text:style-name="T5">2</text:span><text:span text:style-name="T11"> = 4 vu qu’on est en complexité </text:span><text:span text:style-name="T17">Ɵ(n</text:span><text:span text:style-name="T10">2</text:span><text:span text:style-name="T17">) </text:span><text:span text:style-name="T16">ce qu’on peut donc à peu près voir, ici cela augmente en n*5 ce qui paraît plutôt logique vu la complexité</text:span></text:p>
          </table:table-cell>
        </table:table-row>
        <table:table-row table:style-name="Tableau1.38">
          <table:covered-table-cell table:style-name="Tableau1.A2"/>
          <table:table-cell table:style-name="Tableau1.A2" office:value-type="string">
            <text:p text:style-name="P51">2048</text:p>
          </table:table-cell>
          <table:covered-table-cell table:style-name="Tableau1.A2"/>
          <table:table-cell table:style-name="Tableau1.A2" office:value-type="string">
            <text:p text:style-name="P30">0.49<text:span text:style-name="T21">9</text:span></text:p>
          </table:table-cell>
          <table:covered-table-cell table:style-name="Tableau1.A2"/>
          <table:table-cell table:style-name="Tableau1.A2" office:value-type="string">
            <text:p text:style-name="P21">6.688196</text:p>
          </table:table-cell>
          <table:covered-table-cell table:style-name="Tableau1.G2"/>
        </table:table-row>
        <table:table-row table:style-name="Tableau1.38">
          <table:covered-table-cell table:style-name="Tableau1.A2"/>
          <table:table-cell table:style-name="Tableau1.A2" office:value-type="string">
            <text:p text:style-name="P51">4096</text:p>
          </table:table-cell>
          <table:covered-table-cell table:style-name="Tableau1.A2"/>
          <table:table-cell table:style-name="Tableau1.A2" office:value-type="string">
            <text:p text:style-name="P30">0.49<text:span text:style-name="T21">9</text:span></text:p>
          </table:table-cell>
          <table:covered-table-cell table:style-name="Tableau1.A2"/>
          <table:table-cell table:style-name="Tableau1.A2" office:value-type="string">
            <text:p text:style-name="P21">10.078353</text:p>
          </table:table-cell>
          <table:covered-table-cell table:style-name="Tableau1.G2"/>
        </table:table-row>
        <table:table-row table:style-name="Tableau1.38">
          <table:covered-table-cell table:style-name="Tableau1.A2"/>
          <table:table-cell table:style-name="Tableau1.A2" office:value-type="string">
            <text:p text:style-name="P51">8192</text:p>
          </table:table-cell>
          <table:covered-table-cell table:style-name="Tableau1.A2"/>
          <table:table-cell table:style-name="Tableau1.A2" office:value-type="string">
            <text:p text:style-name="P30">0.49<text:span text:style-name="T21">9</text:span></text:p>
          </table:table-cell>
          <table:covered-table-cell table:style-name="Tableau1.A2"/>
          <table:table-cell table:style-name="Tableau1.A2" office:value-type="string">
            <text:p text:style-name="P21">56.704427</text:p>
          </table:table-cell>
          <table:covered-table-cell table:style-name="Tableau1.G2"/>
        </table:table-row>
        <table:table-row table:style-name="Tableau1.38">
          <table:covered-table-cell table:style-name="Tableau1.A2"/>
          <table:table-cell table:style-name="Tableau1.A2" office:value-type="string">
            <text:p text:style-name="P30">16384</text:p>
          </table:table-cell>
          <table:covered-table-cell table:style-name="Tableau1.A2"/>
          <table:table-cell table:style-name="Tableau1.A2" office:value-type="string">
            <text:p text:style-name="P30">0.49<text:span text:style-name="T21">9</text:span></text:p>
          </table:table-cell>
          <table:covered-table-cell table:style-name="Tableau1.A2"/>
          <table:table-cell table:style-name="Tableau1.A2" office:value-type="string">
            <text:p text:style-name="P21">278.643805</text:p>
          </table:table-cell>
          <table:covered-table-cell table:style-name="Tableau1.G2"/>
        </table:table-row>
        <table:table-row table:style-name="Tableau1.38">
          <table:covered-table-cell table:style-name="Tableau1.A2"/>
          <table:table-cell table:style-name="Tableau1.A2" office:value-type="string">
            <text:p text:style-name="P30">32768</text:p>
          </table:table-cell>
          <table:covered-table-cell table:style-name="Tableau1.A2"/>
          <table:table-cell table:style-name="Tableau1.A2" office:value-type="string">
            <text:p text:style-name="P30">0.49<text:span text:style-name="T21">9</text:span></text:p>
          </table:table-cell>
          <table:covered-table-cell table:style-name="Tableau1.A2"/>
          <table:table-cell table:style-name="Tableau1.A2" office:value-type="string">
            <text:p text:style-name="P21">1198.588016</text:p>
          </table:table-cell>
          <table:covered-table-cell table:style-name="Tableau1.G2"/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97cm" fo:margin-bottom="0.993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4:30:45.111666859</meta:creation-date>
    <meta:generator>LibreOffice/24.2.6.2$Linux_X86_64 LibreOffice_project/420$Build-2</meta:generator>
    <dc:date>2024-12-06T23:41:57.194409936</dc:date>
    <meta:editing-duration>PT5H28M18S</meta:editing-duration>
    <meta:editing-cycles>26</meta:editing-cycles>
    <meta:print-date>2024-12-06T23:41:31.754021243</meta:print-date>
    <meta:printed-by>Fichiers PDF</meta:printed-by>
    <meta:document-statistic meta:table-count="1" meta:image-count="0" meta:object-count="0" meta:page-count="1" meta:paragraph-count="194" meta:word-count="787" meta:character-count="3993" meta:non-whitespace-character-count="3394"/>
  </office:meta>
</office:document-meta>
</file>